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text-properties officeooo:rsid="001b6f7a" officeooo:paragraph-rsid="001b6f7a"/>
    </style:style>
    <style:style style:name="P2" style:family="paragraph" style:parent-style-name="Text_20_body" style:list-style-name="L1">
      <style:text-properties officeooo:rsid="001cd835" officeooo:paragraph-rsid="001cd835"/>
    </style:style>
    <style:style style:name="P3" style:family="paragraph" style:parent-style-name="Text_20_body" style:list-style-name="L1">
      <style:text-properties officeooo:rsid="001cd835" officeooo:paragraph-rsid="001d1f0f"/>
    </style:style>
    <style:style style:name="P4" style:family="paragraph" style:parent-style-name="Text_20_body" style:list-style-name="L1">
      <style:text-properties officeooo:rsid="0021e649" officeooo:paragraph-rsid="0021e649"/>
    </style:style>
    <style:style style:name="P5" style:family="paragraph" style:parent-style-name="Text_20_body">
      <style:text-properties officeooo:rsid="0021e649" officeooo:paragraph-rsid="0021e649"/>
    </style:style>
    <style:style style:name="P6" style:family="paragraph" style:parent-style-name="Text_20_body" style:list-style-name="L1">
      <style:text-properties officeooo:rsid="00264a37" officeooo:paragraph-rsid="00264a37"/>
    </style:style>
    <style:style style:name="P7" style:family="paragraph" style:parent-style-name="Text_20_body">
      <style:text-properties officeooo:rsid="001ae9f4" officeooo:paragraph-rsid="001ae9f4"/>
    </style:style>
    <style:style style:name="P8" style:family="paragraph" style:parent-style-name="Text_20_body" style:list-style-name="L2">
      <style:text-properties officeooo:rsid="002a0240" officeooo:paragraph-rsid="002a0240"/>
    </style:style>
    <style:style style:name="P9" style:family="paragraph" style:parent-style-name="Text_20_body" style:list-style-name="L2">
      <style:text-properties fo:font-weight="normal" officeooo:rsid="002a0240" officeooo:paragraph-rsid="002a0240" style:font-weight-asian="normal" style:font-weight-complex="normal"/>
    </style:style>
    <style:style style:name="P10" style:family="paragraph" style:parent-style-name="Text_20_body" style:list-style-name="L2">
      <style:text-properties fo:font-weight="normal" officeooo:rsid="002d4009" officeooo:paragraph-rsid="002d4009" style:font-weight-asian="normal" style:font-weight-complex="normal"/>
    </style:style>
    <style:style style:name="P11" style:family="paragraph" style:parent-style-name="Text_20_body">
      <style:text-properties fo:font-weight="normal" officeooo:rsid="00322b8d" officeooo:paragraph-rsid="00322b8d" style:font-weight-asian="normal" style:font-weight-complex="normal"/>
    </style:style>
    <style:style style:name="P12" style:family="paragraph" style:parent-style-name="Text_20_body" style:list-style-name="L4">
      <style:text-properties fo:font-weight="normal" officeooo:rsid="00362561" officeooo:paragraph-rsid="00362561" style:font-weight-asian="normal" style:font-weight-complex="normal"/>
    </style:style>
    <style:style style:name="P13" style:family="paragraph" style:parent-style-name="Text_20_body">
      <style:text-properties officeooo:rsid="002fd70d" officeooo:paragraph-rsid="002fd70d"/>
    </style:style>
    <style:style style:name="P14" style:family="paragraph" style:parent-style-name="Text_20_body" style:list-style-name="L3">
      <style:text-properties officeooo:rsid="00322b8d" officeooo:paragraph-rsid="00322b8d"/>
    </style:style>
    <style:style style:name="P15" style:family="paragraph" style:parent-style-name="Text_20_body">
      <style:text-properties officeooo:rsid="00322b8d" officeooo:paragraph-rsid="00322b8d"/>
    </style:style>
    <style:style style:name="P16" style:family="paragraph" style:parent-style-name="Text_20_body">
      <style:text-properties officeooo:rsid="00397640" officeooo:paragraph-rsid="00397640"/>
    </style:style>
    <style:style style:name="P17" style:family="paragraph" style:parent-style-name="Text_20_body" style:list-style-name="L9">
      <style:text-properties officeooo:rsid="00397640" officeooo:paragraph-rsid="00397640"/>
    </style:style>
    <style:style style:name="P18" style:family="paragraph" style:parent-style-name="Text_20_body" style:list-style-name="L9">
      <style:text-properties officeooo:paragraph-rsid="00397640"/>
    </style:style>
    <style:style style:name="P19" style:family="paragraph" style:parent-style-name="Text_20_body">
      <style:text-properties officeooo:rsid="003b47c2" officeooo:paragraph-rsid="003b47c2"/>
    </style:style>
    <style:style style:name="P20" style:family="paragraph" style:parent-style-name="Text_20_body" style:list-style-name="L9">
      <style:text-properties officeooo:rsid="004059a7" officeooo:paragraph-rsid="004059a7"/>
    </style:style>
    <style:style style:name="P21" style:family="paragraph" style:parent-style-name="Text_20_body">
      <style:text-properties officeooo:rsid="0043377a" officeooo:paragraph-rsid="0043377a"/>
    </style:style>
    <style:style style:name="P22" style:family="paragraph" style:parent-style-name="Heading_20_1">
      <style:paragraph-properties fo:break-before="page"/>
      <style:text-properties officeooo:rsid="0018f812" officeooo:paragraph-rsid="0018f812"/>
    </style:style>
    <style:style style:name="T1" style:family="text">
      <style:text-properties officeooo:rsid="001d1f0f"/>
    </style:style>
    <style:style style:name="T2" style:family="text">
      <style:text-properties officeooo:rsid="0024b502"/>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officeooo:rsid="00397640"/>
    </style:style>
    <style:style style:name="T6" style:family="text">
      <style:text-properties officeooo:rsid="003b47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h text:style-name="P22" text:outline-level="1">Flow Of Screens</text:h>
      <text:h text:style-name="Heading_20_2" text:outline-level="2">Login Screen</text:h>
      <text:list xml:id="list8798176828828000642" text:style-name="L3">
        <text:list-item>
          <text:p text:style-name="P14">Email ID should be displayed as watermark as user.</text:p>
        </text:list-item>
        <text:list-item>
          <text:p text:style-name="P14">Email ID format should be valid.</text:p>
        </text:list-item>
        <text:list-item>
          <text:p text:style-name="P14">It should be unique across database (Will be handled by API).</text:p>
        </text:list-item>
        <text:list-item>
          <text:p text:style-name="P14">Password should be displayed as watermark in the background.</text:p>
        </text:list-item>
        <text:list-item>
          <text:p text:style-name="P14">Password should be atleast 6 characters long.</text:p>
        </text:list-item>
      </text:list>
      <text:p text:style-name="P15">Once the user entered the username and password Front End must call <text:a xlink:type="simple" xlink:href="http://localhost:5000/checkuser/username/password" text:style-name="Internet_20_link" text:visited-style-name="Visited_20_Internet_20_Link"><text:span text:style-name="T3">http://localhost:5000/checkuser/username/password</text:span></text:a></text:p>
      <text:p text:style-name="P11">the above API will check if the user is in the DB or not. If the user is present in the database then it will return sessionkey, else it will return 0.</text:p>
      <text:p text:style-name="P11">If user exist in Database:</text:p>
      <text:p text:style-name="P11">{"user_Exist":"4QrcOUm6Wau+VuBX8g+IPg"}</text:p>
      <text:p text:style-name="P11">If user doesn’t exist in database</text:p>
      <text:p text:style-name="P11">{"user_Exist": 0}</text:p>
      <text:list xml:id="list8117746481170290928" text:style-name="L4">
        <text:list-item>
          <text:p text:style-name="P12">If the session Key is generated, it means the user exists.</text:p>
        </text:list-item>
        <text:list-item>
          <text:p text:style-name="P12">Now there is a time to call next API </text:p>
          <text:list>
            <text:list-item>
              <text:p text:style-name="P12"><text:a xlink:type="simple" xlink:href="http://localhost:5000/login/safe/username/sessionKey" text:style-name="Internet_20_link" text:visited-style-name="Visited_20_Internet_20_Link">http://localhost:5000/login/safe/username/sessionKey</text:a> </text:p>
            </text:list-item>
            <text:list-item>
              <text:p text:style-name="P12">sessionKey is generated by /checkuser API.</text:p>
            </text:list-item>
            <text:list-item>
              <text:p text:style-name="P12">It will return the Login Session to the Main API</text:p>
            </text:list-item>
          </text:list>
        </text:list-item>
      </text:list>
      <text:h text:style-name="Heading_20_2" text:outline-level="2">Family Member Screen</text:h>
      <text:p text:style-name="P7">Adding a Family Member:</text:p>
      <text:p text:style-name="P7"/>
      <text:list xml:id="list5565852045990898661" text:style-name="L2">
        <text:list-item>
          <text:p text:style-name="P8">API to add Family Member: <text:a xlink:type="simple" xlink:href="http://localhost:5000/family/kukreti.ashutosh@gmail.com/Foo&amp;&amp;Kukreti&amp;M&amp;09_06_2015&amp;B+&amp;3&amp;40&amp;&amp;1" text:style-name="Internet_20_link" text:visited-style-name="Visited_20_Internet_20_Link"><text:span text:style-name="T3">http://localhost:5000/family/</text:span></text:a><text:a xlink:type="simple" xlink:href="http://localhost:5000/family/kukreti.ashutosh@gmail.com/Foo&amp;&amp;Kukreti&amp;M&amp;09_06_2015&amp;B+&amp;3&amp;40&amp;&amp;1" text:style-name="Internet_20_link" text:visited-style-name="Visited_20_Internet_20_Link"><text:span text:style-name="T4">kukreti.ashutosh@gmail.com</text:span></text:a><text:a xlink:type="simple" xlink:href="http://localhost:5000/family/kukreti.ashutosh@gmail.com/Foo&amp;&amp;Kukreti&amp;M&amp;09_06_2015&amp;B+&amp;3&amp;40&amp;&amp;1" text:style-name="Internet_20_link" text:visited-style-name="Visited_20_Internet_20_Link"><text:span text:style-name="T3">/Foo&amp;&amp;Kukreti&amp;M&amp;12_06_2015&amp;B+&amp;3&amp;40&amp;&amp;1</text:span></text:a></text:p>
          <text:list>
            <text:list-item>
              <text:p text:style-name="P9"><text:a xlink:type="simple" xlink:href="mailto:kukreti.ashutosh@gmail.com" text:style-name="Internet_20_link" text:visited-style-name="Visited_20_Internet_20_Link">kukreti.ashutosh@gmail.com</text:a> is the username</text:p>
            </text:list-item>
            <text:list-item>
              <text:p text:style-name="P9">Foo is the first name of the Family Member</text:p>
            </text:list-item>
            <text:list-item>
              <text:p text:style-name="P9">&amp; is the Separator</text:p>
            </text:list-item>
            <text:list-item>
              <text:p text:style-name="P9">Middle Name is Optional hence it is kept as blank.</text:p>
            </text:list-item>
            <text:list-item>
              <text:p text:style-name="P9"><text:soft-page-break/>Kukreti is the Last Name of the Family Member</text:p>
            </text:list-item>
            <text:list-item>
              <text:p text:style-name="P9">M is the gender of the family Member</text:p>
            </text:list-item>
            <text:list-item>
              <text:p text:style-name="P9">12_06_2015 is the date of birth. </text:p>
              <text:list>
                <text:list-item>
                  <text:p text:style-name="P9">To reduce the load on backend, Application must need to validate the format of the date of birth</text:p>
                </text:list-item>
                <text:list-item>
                  <text:p text:style-name="P9">User will only be able to enter the valid date, it should be checked at the front end.</text:p>
                </text:list-item>
                <text:list-item>
                  <text:p text:style-name="P10">B+ is the blood group</text:p>
                </text:list-item>
                <text:list-item>
                  <text:p text:style-name="P10">Weight is 3 (in KG)</text:p>
                </text:list-item>
                <text:list-item>
                  <text:p text:style-name="P10">40 is the height is cm</text:p>
                </text:list-item>
              </text:list>
            </text:list-item>
          </text:list>
        </text:list-item>
      </text:list>
      <text:list xml:id="list7625645175344613560" text:style-name="L1">
        <text:list-item>
          <text:p text:style-name="P1">From the Add family Member Family Screen, User can add the Family Member.</text:p>
        </text:list-item>
        <text:list-item>
          <text:p text:style-name="P1">User needs to update all of the Details of the Family Member.</text:p>
        </text:list-item>
        <text:list-item>
          <text:p text:style-name="P6">API to Get the relationship ID of the Member: <text:span text:style-name="T3">http://localhost:5000/relationship</text:span></text:p>
        </text:list-item>
        <text:list-item>
          <text:p text:style-name="P1">When the User clicks on Save button:</text:p>
          <text:list>
            <text:list-item>
              <text:p text:style-name="P1">If the age of the Member is greater than there must be few questions will be asked to the users.</text:p>
            </text:list-item>
            <text:list-item>
              <text:p text:style-name="P1">Questions are like true and false. And All the Questions will be asked in the one screen.</text:p>
            </text:list-item>
            <text:list-item>
              <text:p text:style-name="P1">And the results of the Asnwers will be send to the backend API and the asnwers are saved in the DB.</text:p>
            </text:list-item>
            <text:list-item>
              <text:p text:style-name="P1">If user cancels the screen then Profile will be created but it is deactivated in the Front End.</text:p>
            </text:list-item>
          </text:list>
        </text:list-item>
        <text:list-item>
          <text:p text:style-name="P2">When the Family Member is added in the Application, Back End API will return the certain set of information to the Application in <text:s/>JSON format which includes the age of the Added Family Member:</text:p>
          <text:list>
            <text:list-item>
              <text:p text:style-name="P2">Value of Age will be returned as 1W, 2W, 3W (W stands for Weeks)</text:p>
            </text:list-item>
            <text:list-item>
              <text:p text:style-name="P2">If the age of member is less than one week then API will return in days.</text:p>
            </text:list-item>
            <text:list-item>
              <text:p text:style-name="P2">If the age of member is less than or equal to 2 Years and greater than 17 Weeks, API will return the age in months like 10M, 12M (M Stands for Months).</text:p>
            </text:list-item>
            <text:list-item>
              <text:p text:style-name="P3"><text:span text:style-name="T1">There are certain age groups:</text:span></text:p>
              <text:list>
                <text:list-item>
                  <text:p text:style-name="P3"><text:span text:style-name="T1">19-26, 27-49, 50-59, 60-64, greater than 65</text:span> </text:p>
                </text:list-item>
                <text:list-item>
                  <text:p text:style-name="P4">If the age belogs to this group, then application must send the String mentioned above. <text:span text:style-name="T2">For Ex- if the age of the member is 21, it means to calculate the Current Schedule, it must send ‘19-26’ to the backend to get the current dew Vaccinations.</text:span></text:p>
                </text:list-item>
              </text:list>
            </text:list-item>
          </text:list>
        </text:list-item>
      </text:list>
      <text:p text:style-name="P5"><text:soft-page-break/></text:p>
      <text:p text:style-name="P13">NOTE:- Addition of Duplicate Family Member is not allowed, if user try to add the Duplicate family member then API will return 1. Which means that the Member is already a added.</text:p>
      <text:p text:style-name="P16"/>
      <text:h text:style-name="Heading_20_1" text:outline-level="1">Development Screening</text:h>
      <text:p text:style-name="P19">For Backend development:</text:p>
      <text:list xml:id="list4954523257160799248" text:style-name="L9">
        <text:list-item>
          <text:p text:style-name="P18"><text:span text:style-name="T5">Get date of birth from the User Profile</text:span></text:p>
        </text:list-item>
        <text:list-item>
          <text:p text:style-name="P18"><text:span text:style-name="T5">Convert DOB to months.</text:span></text:p>
        </text:list-item>
        <text:list-item>
          <text:p text:style-name="P17">Load trigger.conf into hash.</text:p>
        </text:list-item>
        <text:list-item>
          <text:p text:style-name="P17">Check if the age in step 2 exist Step 3 hash.</text:p>
          <text:list>
            <text:list-item>
              <text:p text:style-name="P17">If not, no action</text:p>
            </text:list-item>
            <text:list-item>
              <text:p text:style-name="P18"><text:span text:style-name="T5">if yes, go to next step</text:span></text:p>
            </text:list-item>
          </text:list>
        </text:list-item>
        <text:list-item>
          <text:p text:style-name="P17">Get Question_ID from question_timings table.</text:p>
        </text:list-item>
        <text:list-item>
          <text:p text:style-name="P17">Set the Question status active in <text:span text:style-name="T6">tracker</text:span> table.</text:p>
        </text:list-item>
      </text:list>
      <text:p text:style-name="P16"/>
      <text:p text:style-name="P21">## Will be asked from the Front End</text:p>
      <text:list xml:id="list230811722115653" text:continue-numbering="true" text:style-name="L9">
        <text:list-item>
          <text:p text:style-name="P20">Only the active status marked Questions will be asked to the user.</text:p>
        </text:list-item>
        <text:list-item>
          <text:p text:style-name="P20">If user answers ‘no’ to Question. </text:p>
          <text:list>
            <text:list-item>
              <text:p text:style-name="P20">Check Counter of the question in the tracker table.</text:p>
            </text:list-item>
            <text:list-item>
              <text:p text:style-name="P20">If Counter is 2, ++counter and update the status as 3 (Consult to doctor).</text:p>
            </text:list-item>
            <text:list-item>
              <text:p text:style-name="P20">If Counter is 0, ++counter and update the status as 0.</text:p>
            </text:list-item>
            <text:list-item>
              <text:p text:style-name="P20">if Counter is 1, ++counter and update status is 0.</text:p>
            </text:list-item>
          </text:list>
        </text:list-item>
        <text:list-item>
          <text:p text:style-name="P20">If user answers yes:</text:p>
          <text:list>
            <text:list-item>
              <text:p text:style-name="P20">Set the status to 2 (Job done).</text:p>
            </text:list-item>
          </text:list>
        </text:list-item>
        <text:list-item>
          <text:p text:style-name="P20">When the service update the status as 0 and Counter &gt; 0 and &lt; 3, then previous steps update the status when it is required.</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01:43:29.234350946</meta:creation-date>
    <meta:generator>LibreOffice/5.1.4.2$Linux_X86_64 LibreOffice_project/10m0$Build-2</meta:generator>
    <dc:date>2017-03-12T23:08:10.364510496</dc:date>
    <meta:editing-duration>P6DT17H35M1S</meta:editing-duration>
    <meta:editing-cycles>19</meta:editing-cycles>
    <meta:document-statistic meta:table-count="0" meta:image-count="0" meta:object-count="0" meta:page-count="4" meta:paragraph-count="69" meta:word-count="777" meta:character-count="4074" meta:non-whitespace-character-count="3415"/>
  </office:meta>
</office:document-meta>
</file>